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30T14:05:04.53" text:fixed="true">02:05 PM</text:time></text:p>
      <text:p text:style-name="Standard"/>
      <text:p text:style-name="Standard">Cold War: Order</text:p>
      <text:p text:style-name="Standard">The <text:span text:style-name="T1">logic</text:span><text:span text:style-name="T2"> of the Cold War</text:span></text:p>
      <text:p text:style-name="Standard"><text:span text:style-name="T2">The logic is containment and that we will stop the spread of communism wherever it is.</text:span></text:p>
      <text:p text:style-name="Standard"><text:span text:style-name="T2">Expressionism in Socialist environment.</text:span></text:p>
      <text:p text:style-name="Standard"><text:span text:style-name="T2">Every individual decision demonstrated the benefits of consumerism over communism.</text:span></text:p>
      <text:p text:style-name="Standard"><text:span text:style-name="T2">(</text:span><text:span text:style-name="T2"><text:time style:data-style-name="N42" text:time-value="2018-04-30T14:16:09.81" text:fixed="true">02:16 PM</text:time></text:span><text:span text:style-name="T2"> notes)</text:span></text:p>
      <text:p text:style-name="Standard"><text:span text:style-name="T2">In 1960, the median home income was $5,620, which was a 30% increase.</text:span></text:p>
      <text:p text:style-name="Standard"><text:span text:style-name="T2">In 1950, 2.3m American students. By 1960, 2.5m. 1970, 8m.</text:span></text:p>
      <text:p text:style-name="Standard"><text:span text:style-name="T2">(</text:span><text:span text:style-name="T2"><text:time style:data-style-name="N42" text:time-value="2018-04-30T14:24:29.96" text:fixed="true">02:24 PM</text:time></text:span><text:span text:style-name="T2"> notes)</text:span></text:p>
      <text:p text:style-name="P1"><text:span text:style-name="T5">Audio may go a bit weird, I moved the recorder</text:span></text:p>
      <text:p text:style-name="P2">(<text:time style:data-style-name="N42" text:time-value="2018-04-30T14:33:47.49" text:fixed="true">02:33 PM</text:time> notes)</text:p>
      <text:p text:style-name="P2">Products in 1945-1950, luxury.</text:p>
      <text:p text:style-name="P2">(<text:time style:data-style-name="N42" text:time-value="2018-04-30T14:42:06.02" text:fixed="true">02:42 PM</text:time> notes)</text:p>
      <text:p text:style-name="P2">Last, like, 10-15 minutes are spent talking about other shit</text:p>
      <text:p text:style-name="P3">Fun fact: I didn't take my meds today</text:p>
      <text:p text:style-name="Standard">Best Mon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30T14:02:29.38</meta:creation-date>
    <meta:generator>OpenOffice/4.1.3$Win32 OpenOffice.org_project/413m1$Build-9783</meta:generator>
    <dc:date>2018-04-30T14:50:49.40</dc:date>
    <dc:creator>Timothy Cayer</dc:creator>
    <meta:editing-duration>PT48M19S</meta:editing-duration>
    <meta:editing-cycles>8</meta:editing-cycles>
    <meta:document-statistic meta:table-count="0" meta:image-count="0" meta:object-count="0" meta:page-count="2" meta:paragraph-count="17" meta:word-count="112" meta:character-count="650"/>
  </office:meta>
</office:document-meta>
</file>